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9F000000283403C783C0DCC4A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306cm"/>
    </style:style>
    <style:style style:name="gr3" style:family="graphic" style:parent-style-name="standard">
      <style:graphic-properties svg:stroke-color="#000000" draw:fill="solid" draw:fill-color="#729fcf" draw:textarea-horizontal-align="justify" draw:textarea-vertical-align="top" draw:auto-grow-height="false" fo:min-height="9.656cm" fo:min-width="16.964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.388cm"/>
    </style:style>
    <style:style style:name="gr5" style:family="graphic" style:parent-style-name="standard">
      <style:graphic-properties draw:fill="solid" draw:fill-color="#eeeeee" draw:textarea-horizontal-align="justify" draw:textarea-vertical-align="top" draw:auto-grow-height="false" fo:min-height="6.735cm" fo:min-width="16.01cm"/>
    </style:style>
    <style:style style:name="gr6" style:family="graphic" style:parent-style-name="standard">
      <style:graphic-properties draw:fill="solid" draw:fill-color="#eeeeee" draw:textarea-horizontal-align="justify" draw:textarea-vertical-align="top" draw:auto-grow-height="false" fo:min-height="5.846cm" fo:min-width="16.01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639cm" fo:min-width="13.851cm" draw:shadow="visible" draw:shadow-opacity="50%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925cm" fo:min-width="6.358cm" draw:shadow="visible" draw:shadow-opacity="50%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0.639cm" fo:min-width="2.675cm" draw:shadow="visible" draw:shadow-opacity="50%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639cm" fo:min-width="13.724cm" draw:shadow="visible" draw:shadow-opacity="50%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0.639cm" fo:min-width="1.786cm" draw:shadow="visible" draw:shadow-opacity="50%"/>
    </style:style>
    <style:style style:name="gr13" style:family="graphic" style:parent-style-name="Default_5f_2">
      <style:graphic-properties draw:stroke="none" svg:stroke-color="#000000" draw:fill="none" draw:fill-color="#ffffff" draw:textarea-vertical-align="middle" fo:min-height="2.388cm"/>
    </style:style>
    <style:style style:name="gr14" style:family="graphic" style:parent-style-name="standard">
      <style:graphic-properties svg:stroke-color="#000000" draw:fill="solid" draw:fill-color="#729fcf" draw:textarea-horizontal-align="justify" draw:textarea-vertical-align="top" draw:auto-grow-height="false" fo:min-height="15.117cm" fo:min-width="16.964cm"/>
    </style:style>
    <style:style style:name="gr15" style:family="graphic" style:parent-style-name="standard">
      <style:graphic-properties draw:fill="solid" draw:fill-color="#eeeeee" draw:textarea-horizontal-align="justify" draw:textarea-vertical-align="top" draw:auto-grow-height="false" fo:min-height="6.545cm" fo:min-width="16.01cm" draw:shadow="visible" draw:shadow-opacity="50%"/>
    </style:style>
    <style:style style:name="gr16" style:family="graphic" style:parent-style-name="standard">
      <style:graphic-properties draw:stroke="none" svg:stroke-color="#000000" draw:fill="none" draw:fill-color="#ffffff" fo:min-height="4.068cm"/>
    </style:style>
    <style:style style:name="gr17" style:family="graphic" style:parent-style-name="standard">
      <style:graphic-properties draw:stroke="none" svg:stroke-color="#000000" draw:fill="none" draw:fill-color="#ffffff" fo:min-height="0.766cm"/>
    </style:style>
    <style:style style:name="gr18" style:family="graphic" style:parent-style-name="standard">
      <style:graphic-properties draw:fill="solid" draw:fill-color="#eeeeee" draw:textarea-horizontal-align="justify" draw:textarea-vertical-align="top" draw:auto-grow-height="false" fo:min-height="5.857cm" fo:min-width="16.01cm" draw:shadow="visible" draw:shadow-opacity="50%"/>
    </style:style>
    <style:style style:name="gr19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7.188cm" draw:shadow="hidden" draw:shadow-opacity="50%"/>
    </style:style>
    <style:style style:name="gr20" style:family="graphic" style:parent-style-name="standard">
      <style:graphic-properties draw:fill="none" draw:fill-color="#dddddd" draw:textarea-horizontal-align="justify" draw:textarea-vertical-align="top" draw:auto-grow-height="false" fo:min-height="5.338cm" fo:min-width="7.247cm" draw:shadow="hidden" draw:shadow-opacity="50%"/>
    </style:style>
    <style:style style:name="gr21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2.421cm" draw:shadow="hidden" draw:shadow-opacity="50%"/>
    </style:style>
    <style:style style:name="gr22" style:family="graphic" style:parent-style-name="standard">
      <style:graphic-properties draw:fill="none" draw:fill-color="#dddddd" draw:textarea-horizontal-align="justify" draw:textarea-vertical-align="top" draw:auto-grow-height="false" fo:min-height="4.195cm" fo:min-width="4.453cm" draw:shadow="hidden" draw:shadow-opacity="50%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639cm" fo:min-width="3.33cm" draw:shadow="visible" draw:shadow-opacity="50%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639cm" fo:min-width="3.331cm" draw:shadow="visible" draw:shadow-opacity="50%"/>
    </style:style>
    <style:style style:name="gr25" style:family="graphic" style:parent-style-name="standard">
      <style:graphic-properties draw:fill-color="#dddddd" draw:textarea-horizontal-align="justify" draw:textarea-vertical-align="top" draw:auto-grow-height="false" fo:min-height="4.195cm" fo:min-width="6.485cm" draw:shadow="visible" draw:shadow-opacity="50%"/>
    </style:style>
    <style:style style:name="gr26" style:family="graphic" style:parent-style-name="standard">
      <style:graphic-properties draw:fill="none" draw:fill-color="#dddddd" draw:textarea-horizontal-align="justify" draw:textarea-vertical-align="top" draw:auto-grow-height="false" fo:min-height="2.798cm" fo:min-width="2.421cm" draw:shadow="hidden" draw:shadow-opacity="50%"/>
    </style:style>
    <style:style style:name="gr27" style:family="graphic" style:parent-style-name="objectwithoutfill">
      <style:graphic-properties draw:fill="none" draw:fill-color="#729fcf" draw:textarea-vertical-align="middle"/>
    </style:style>
    <style:style style:name="gr28" style:family="graphic" style:parent-style-name="Default_5f_2_5f_5">
      <style:graphic-properties draw:stroke="none" svg:stroke-color="#000000" draw:fill="none" draw:fill-color="#ffffff" draw:textarea-vertical-align="middle" fo:min-height="2.388cm"/>
    </style:style>
    <style:style style:name="gr29" style:family="graphic" style:parent-style-name="Default_5f_5">
      <style:graphic-properties svg:stroke-color="#000000" draw:fill="solid" draw:fill-color="#729fcf" draw:textarea-horizontal-align="justify" draw:textarea-vertical-align="top" draw:auto-grow-height="false" fo:min-height="9.656cm" fo:min-width="16.964cm"/>
    </style:style>
    <style:style style:name="gr30" style:family="graphic" style:parent-style-name="Default_5f_5">
      <style:graphic-properties draw:fill="solid" draw:fill-color="#eeeeee" draw:textarea-horizontal-align="justify" draw:textarea-vertical-align="top" draw:auto-grow-height="false" fo:min-height="6.735cm" fo:min-width="16.01cm"/>
    </style:style>
    <style:style style:name="gr31" style:family="graphic" style:parent-style-name="Default_5f_5">
      <style:graphic-properties draw:fill-color="#dddddd" draw:textarea-horizontal-align="justify" draw:textarea-vertical-align="middle" draw:auto-grow-height="false" fo:min-height="0.639cm" fo:min-width="13.851cm" draw:shadow="visible" draw:shadow-opacity="50%"/>
    </style:style>
    <style:style style:name="gr32" style:family="graphic" style:parent-style-name="Default_5f_5">
      <style:graphic-properties draw:fill-color="#dddddd" draw:textarea-horizontal-align="justify" draw:textarea-vertical-align="top" draw:auto-grow-height="false" fo:min-height="2.925cm" fo:min-width="6.358cm" draw:shadow="visible" draw:shadow-opacity="50%"/>
    </style:style>
    <style:style style:name="gr33" style:family="graphic" style:parent-style-name="Default_5f_5">
      <style:graphic-properties draw:fill-color="#dddddd" draw:textarea-horizontal-align="justify" draw:textarea-vertical-align="middle" draw:auto-grow-height="false" fo:min-height="0.639cm" fo:min-width="2.675cm" draw:shadow="visible" draw:shadow-opacity="50%"/>
    </style:style>
    <style:style style:name="gr34" style:family="graphic" style:parent-style-name="Default_5f_5">
      <style:graphic-properties draw:fill-color="#dddddd" draw:textarea-horizontal-align="justify" draw:textarea-vertical-align="middle" draw:auto-grow-height="false" fo:min-height="0.639cm" fo:min-width="13.724cm" draw:shadow="visible" draw:shadow-opacity="50%"/>
    </style:style>
    <style:style style:name="gr35" style:family="graphic" style:parent-style-name="Default_5f_5">
      <style:graphic-properties draw:fill-color="#dddddd" draw:textarea-horizontal-align="justify" draw:textarea-vertical-align="middle" draw:auto-grow-height="false" fo:min-height="0.639cm" fo:min-width="1.759cm" draw:shadow="visible" draw:shadow-opacity="50%"/>
    </style:style>
    <style:style style:name="gr36" style:family="graphic" style:parent-style-name="Default_5f_5">
      <style:graphic-properties draw:fill-color="#dddddd" draw:textarea-horizontal-align="justify" draw:textarea-vertical-align="middle" draw:auto-grow-height="false" fo:min-height="0.639cm" fo:min-width="1.786cm" draw:shadow="visible" draw:shadow-opacity="50%"/>
    </style:style>
    <style:style style:name="gr37" style:family="graphic" style:parent-style-name="Default_5f_5">
      <style:graphic-properties draw:stroke="none" svg:stroke-color="#000000" draw:fill="none" draw:fill-color="#ffffff" fo:min-height="4.068cm"/>
    </style:style>
    <style:style style:name="gr38" style:family="graphic" style:parent-style-name="Default_5f_5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0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dddddd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="none" draw:fill-color="#dddddd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 draw:fill-color="#dddddd"/>
      <style:paragraph-properties fo:text-align="start"/>
      <style:text-properties fo:font-size="8pt" style:font-size-asian="8pt" style:font-size-complex="8pt"/>
    </style:style>
    <style:style style:name="P16" style:family="paragraph">
      <loext:graphic-properties draw:fill="none" draw:fill-color="#729fcf"/>
      <style:paragraph-properties fo:text-align="center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28cm" svg:height="1.057cm" svg:x="8.965cm" svg:y="25.345cm">
          <draw:image xlink:href="Pictures/100000000000009F000000283403C783C0DCC4A4.jpg" xlink:type="simple" xlink:show="embed" xlink:actuate="onLoad">
            <text:p/>
          </draw:image>
        </draw:frame>
        <draw:frame draw:style-name="gr2" draw:text-style-name="P3" draw:layer="layout" svg:width="19.59cm" svg:height="3.556cm" svg:x="1cm" svg:y="12.684cm">
          <draw:text-box>
            <text:p text:style-name="P2"><text:span text:style-name="T1">NOOXY Service Framework</text:span></text:p>
            <text:p text:style-name="P2">By Yves Chen, 10, Mar, 2018</text:p>
          </draw:text-box>
        </draw:frame>
      </draw:page>
      <draw:page draw:name="page2" draw:style-name="dp1" draw:master-page-name="Default">
        <draw:custom-shape draw:style-name="gr3" draw:text-style-name="P4" draw:layer="layout" svg:width="17.464cm" svg:height="9.906cm" svg:x="2.016cm" svg:y="4.175cm">
          <text:p text:style-name="P2"><text:span text:style-name="T2">NOOXY Service Deamon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9.59cm" svg:height="2.638cm" svg:x="1cm" svg:y="1.029cm">
          <draw:text-box>
            <text:p text:style-name="P2"><text:span text:style-name="T1">NOOXY Service Framework Architecture</text:span></text:p>
          </draw:text-box>
        </draw:frame>
        <draw:custom-shape draw:style-name="gr3" draw:text-style-name="P4" draw:layer="layout" svg:width="17.464cm" svg:height="9.906cm" svg:x="2.016cm" svg:y="15.605cm">
          <text:p text:style-name="P2"><text:span text:style-name="T2">NOOXY Service Client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6.51cm" svg:height="6.985cm" svg:x="2.524cm" svg:y="6.715cm">
          <text:p text:style-name="P2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6.51cm" svg:height="6.096cm" svg:x="2.462cm" svg:y="19.034cm">
          <text:p text:style-name="P2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4.351cm" svg:height="0.889cm" svg:x="3.667cm" svg:y="12.303cm">
          <text:p text:style-name="P2"><text:span text:style-name="T2">Kerne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858cm" svg:height="3.175cm" svg:x="3.667cm" svg:y="8.747cm">
          <text:p text:style-name="P8"><text:span text:style-name="T2">service 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11.033cm" svg:y="8.747cm">
          <text:p text:style-name="P2"><text:span text:style-name="T2">Author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11.033cm" svg:y="9.89cm">
          <text:p text:style-name="P2"><text:span text:style-name="T2">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3.175cm" svg:height="0.889cm" svg:x="14.716cm" svg:y="9.89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14.716cm" svg:y="8.747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4.224cm" svg:height="0.889cm" svg:x="3.667cm" svg:y="7.477cm">
          <text:p text:style-name="P2"><text:span text:style-name="T2">Service api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3.667cm" svg:y="5.318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7.35cm" svg:y="5.318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11.033cm" svg:y="5.318cm">
          <text:p text:style-name="P2"><text:span text:style-name="T2">Service C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14.716cm" svg:y="5.318cm">
          <text:p text:style-name="P2"><text:span text:style-name="T2">Shell Servic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4.224cm" svg:height="0.889cm" svg:x="3.605cm" svg:y="19.923cm">
          <text:p text:style-name="P2"><text:span text:style-name="T2">Service Client ap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4.224cm" svg:height="0.889cm" svg:x="3.732cm" svg:y="16.367cm">
          <text:p text:style-name="P2"><text:span text:style-name="T2">Target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3.732cm" svg:y="17.764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14.781cm" svg:y="17.764cm">
          <text:p text:style-name="P2"><text:span text:style-name="T2">Shell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59cm" svg:height="0.889cm" svg:x="3.948cm" svg:y="9.509cm">
          <text:p text:style-name="P2"><text:span text:style-name="T3">Cross service </text:span></text:p>
          <text:p text:style-name="P2"><text:span text:style-name="T3">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286cm" svg:height="0.889cm" svg:x="3.921cm" svg:y="10.726cm">
          <text:p text:style-name="P2"><text:span text:style-name="T3">Service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3.175cm" svg:height="0.889cm" svg:x="7.415cm" svg:y="17.764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11.098cm" svg:y="17.764cm">
          <text:p text:style-name="P2"><text:span text:style-name="T2">Service C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3.605cm" svg:y="21.193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10.971cm" svg:y="21.193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14.654cm" svg:y="21.193cm">
          <text:p text:style-name="P2"><text:span text:style-name="T2">Authoration</text:span></text:p>
          <text:p text:style-name="P2"><text:span text:style-name="T3">(Client identification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11.033cm" svg:y="11.033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3.175cm" svg:height="0.889cm" svg:x="14.716cm" svg:y="11.033cm">
          <text:p text:style-name="P2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889cm" svg:x="7.288cm" svg:y="21.193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6.488cm" svg:y="9.509cm">
          <text:p text:style-name="P2"><text:span text:style-name="T3">Cross service</text:span></text:p>
          <text:p text:style-name="P2"><text:span text:style-name="T3">networ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2.286cm" svg:height="0.889cm" svg:x="6.461cm" svg:y="10.726cm">
          <text:p text:style-name="P2"><text:span text:style-name="T3">Service previlege</text:span></text:p>
          <text:p text:style-name="P2"><text:span text:style-name="T3">syste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frame draw:style-name="gr13" draw:text-style-name="P5" draw:layer="layout" svg:width="19.59cm" svg:height="2.638cm" svg:x="1cm" svg:y="1.029cm">
          <draw:text-box>
            <text:p text:style-name="P2"><text:span text:style-name="T1">Authenticity Modure</text:span></text:p>
          </draw:text-box>
        </draw:frame>
        <draw:custom-shape draw:style-name="gr14" draw:text-style-name="P4" draw:layer="layout" svg:width="17.464cm" svg:height="15.367cm" svg:x="2.016cm" svg:y="10.525cm">
          <text:p text:style-name="P2"><text:span text:style-name="T2">Authenticity Mod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16.51cm" svg:height="6.795cm" svg:x="2.524cm" svg:y="11.414cm">
          <text:p text:style-name="P2"><text:span text:style-name="T2">Authenticity Obj (ex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1" draw:layer="layout" svg:width="19.59cm" svg:height="4.318cm" svg:x="1cm" svg:y="3.794cm">
          <draw:text-box>
            <text:p><text:span text:style-name="T4">Objective:</text:span> T<text:span text:style-name="T5">o interact with database, Providing Users Obj cahcing, Creating User Obj, User identification. </text:span></text:p>
          </draw:text-box>
        </draw:frame>
        <draw:frame draw:style-name="gr17" draw:text-style-name="P12" draw:layer="layout" svg:width="19.59cm" svg:height="1.016cm" svg:x="1cm" svg:y="8.239cm">
          <draw:text-box>
            <text:p><text:span text:style-name="T4">Figure:</text:span></text:p>
          </draw:text-box>
        </draw:frame>
        <draw:custom-shape draw:style-name="gr18" draw:text-style-name="P6" xml:id="id2" draw:id="id2" draw:layer="layout" svg:width="16.51cm" svg:height="6.107cm" svg:x="2.524cm" svg:y="18.997cm">
          <text:p text:style-name="P2"><text:span text:style-name="T2">Authenticity Database Obj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7.688cm" svg:height="5.588cm" svg:x="2.837cm" svg:y="12.303cm">
          <text:p text:style-name="P8"><text:span text:style-name="T2">Variabl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3" draw:layer="layout" svg:width="7.747cm" svg:height="5.588cm" svg:x="10.779cm" svg:y="12.303cm">
          <text:p text:style-name="P8"><text:span text:style-name="T2">Metho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3.032cm" svg:y="13.827cm">
          <text:p text:style-name="P2"><text:span text:style-name="T3">SHA256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2.921cm" svg:height="4.445cm" svg:x="2.905cm" svg:y="20.05cm">
          <text:p text:style-name="P8"><text:span text:style-name="T2">Variables 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4.953cm" svg:height="4.445cm" svg:x="6.207cm" svg:y="20.05cm">
          <text:p text:style-name="P8"><text:span text:style-name="T2">Methods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59cm" svg:height="0.889cm" svg:x="3.112cm" svg:y="20.812cm">
          <text:p text:style-name="P2"><text:span text:style-name="T3">_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3.159cm" svg:y="21.955cm">
          <text:p text:style-name="P2"><text:span text:style-name="T3">_cached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3.159cm" svg:y="23.098cm">
          <text:p text:style-name="P2"><text:span text:style-name="T3">MaxCache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3.83cm" svg:height="0.889cm" svg:x="6.604cm" svg:y="20.812cm">
          <text:p text:style-name="P2"><text:span text:style-name="T3">Import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3.831cm" svg:height="0.889cm" svg:x="6.683cm" svg:y="21.955cm">
          <text:p text:style-name="P2"><text:span text:style-name="T3">createDatabase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0" draw:layer="layout" svg:width="3.831cm" svg:height="0.889cm" svg:x="6.683cm" svg:y="23.098cm">
          <text:p text:style-name="P2"><text:span text:style-name="T3">GetUser</text:span></text:p>
          <text:p text:style-name="P2"><text:span text:style-name="T3">(username, handl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draw:layer="layout" svg:width="6.985cm" svg:height="4.445cm" svg:x="11.541cm" svg:y="20.05cm">
          <text:p text:style-name="P8"><text:span text:style-name="T2">User Ob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4" draw:layer="layout" svg:width="2.921cm" svg:height="3.048cm" svg:x="11.922cm" svg:y="21.066cm">
          <text:p text:style-name="P8"><text:span text:style-name="T6">Variables </text:span></text:p>
          <text:p text:style-name="P8"><text:span text:style-name="T7">exisitence</text:span></text:p>
          <text:p text:style-name="P8"><text:span text:style-name="T7">username</text:span></text:p>
          <text:p text:style-name="P8"><text:span text:style-name="T7">pwdhash</text:span></text:p>
          <text:p text:style-name="P8"><text:span text:style-name="T7">token</text:span></text:p>
          <text:p text:style-name="P8"><text:span text:style-name="T7">tokenexpire</text:span></text:p>
          <text:p text:style-name="P8"><text:span text:style-name="T7">privilege</text:span></text:p>
          <text:p text:style-name="P8"><text:span text:style-name="T7">detail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921cm" svg:height="3.048cm" svg:x="15.224cm" svg:y="21.066cm">
          <text:p text:style-name="P8"><text:span text:style-name="T6">Methods</text:span></text:p>
          <text:p text:style-name="P8"><text:span text:style-name="T3">Updatesql(handler)</text:span></text:p>
          <text:p text:style-name="P8"><text:span text:style-name="T3">delete(handler)</text:span></text:p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59cm" svg:height="0.889cm" svg:x="3.059cm" svg:y="14.95cm">
          <text:p text:style-name="P2"><text:span text:style-name="T3">TokenPeri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1" draw:id="id1" draw:layer="layout" svg:width="2.259cm" svg:height="0.889cm" svg:x="3.059cm" svg:y="16.113cm">
          <text:p text:style-name="P2"><text:span text:style-name="T3">_auth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6" draw:layer="layout" draw:type="curve" svg:x1="4.188cm" svg:y1="17.002cm" svg:x2="10.779cm" svg:y2="18.997cm" draw:start-shape="id1" draw:start-glue-point="2" draw:end-shape="id2" svg:d="M4188 17002c0 1647 6591 650 6591 1995" svg:viewBox="0 0 6592 1996">
          <text:p/>
        </draw:connector>
        <draw:custom-shape draw:style-name="gr11" draw:text-style-name="P10" draw:layer="layout" svg:width="2.259cm" svg:height="0.889cm" svg:x="10.906cm" svg:y="13.065cm">
          <text:p text:style-name="P2"><text:span text:style-name="T3">Import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10.933cm" svg:y="14.188cm">
          <text:p text:style-name="P2"><text:span text:style-name="T3">CreateDatabase</text:span></text:p>
          <text:p text:style-name="P2"><text:span text:style-name="T3">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10.933cm" svg:y="15.351cm">
          <text:p text:style-name="P2"><text:span text:style-name="T3">GetGuest</text:span></text:p>
          <text:p text:style-name="P2"><text:span text:style-name="T3">(guestna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13.446cm" svg:y="13.065cm">
          <text:p text:style-name="P2"><text:span text:style-name="T3">GetUser</text:span></text:p>
          <text:p text:style-name="P2"><text:span text:style-name="T3">(userna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13.473cm" svg:y="14.188cm">
          <text:p text:style-name="P2"><text:span text:style-name="T3">TokenPeri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13.473cm" svg:y="15.351cm">
          <text:p text:style-name="P2"><text:span text:style-name="T3">_auth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15.986cm" svg:y="13.065cm">
          <text:p text:style-name="P2"><text:span text:style-name="T3">SHA256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16.013cm" svg:y="14.188cm">
          <text:p text:style-name="P2"><text:span text:style-name="T3">TokenPeri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16.013cm" svg:y="15.351cm">
          <text:p text:style-name="P2"><text:span text:style-name="T3">_auth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10.933cm" svg:y="16.621cm">
          <text:p text:style-name="P2"><text:span text:style-name="T3">GetGuest</text:span></text:p>
          <text:p text:style-name="P2"><text:span text:style-name="T3">(guestna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13.473cm" svg:y="16.621cm">
          <text:p text:style-name="P2"><text:span text:style-name="T3">_auth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259cm" svg:height="0.889cm" svg:x="16.013cm" svg:y="16.621cm">
          <text:p text:style-name="P2"><text:span text:style-name="T3">_authdb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28" draw:text-style-name="P5" draw:layer="layout" svg:width="19.59cm" svg:height="2.638cm" svg:x="1cm" svg:y="1.029cm">
          <draw:text-box>
            <text:p text:style-name="P2"><text:span text:style-name="T1">Authoration Modure</text:span></text:p>
          </draw:text-box>
        </draw:frame>
        <draw:custom-shape draw:style-name="gr29" draw:text-style-name="P4" draw:layer="layout" svg:width="17.464cm" svg:height="9.906cm" svg:x="2.016cm" svg:y="10.525cm">
          <text:p text:style-name="P2"><text:span text:style-name="T2">Authoration Modure</text:span></text:p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16.51cm" svg:height="6.985cm" svg:x="2.524cm" svg:y="13.065cm">
          <text:p text:style-name="P2"><text:span text:style-name="T2">core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14.351cm" svg:height="0.889cm" svg:x="3.667cm" svg:y="18.653cm">
          <text:p text:style-name="P2"><text:span text:style-name="T2">Kernel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6.858cm" svg:height="3.175cm" svg:x="3.667cm" svg:y="15.097cm">
          <text:p text:style-name="P8"><text:span text:style-name="T2">service 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3.175cm" svg:height="0.889cm" svg:x="11.033cm" svg:y="15.097cm">
          <text:p text:style-name="P2"><text:span text:style-name="T2">Authora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3.175cm" svg:height="0.889cm" svg:x="11.033cm" svg:y="16.24cm">
          <text:p text:style-name="P2"><text:span text:style-name="T2">Authenti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3.175cm" svg:height="0.889cm" svg:x="14.716cm" svg:y="16.24cm">
          <text:p text:style-name="P2"><text:span text:style-name="T2">Conn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3.175cm" svg:height="0.889cm" svg:x="14.716cm" svg:y="15.097cm">
          <text:p text:style-name="P2"><text:span text:style-name="T2">Method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14.224cm" svg:height="0.889cm" svg:x="3.667cm" svg:y="13.827cm">
          <text:p text:style-name="P2"><text:span text:style-name="T2">Service api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3.175cm" svg:height="0.889cm" svg:x="3.667cm" svg:y="11.668cm">
          <text:p text:style-name="P2"><text:span text:style-name="T2">Service A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3.175cm" svg:height="0.889cm" svg:x="7.35cm" svg:y="11.668cm">
          <text:p text:style-name="P2"><text:span text:style-name="T2">Service B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3.175cm" svg:height="0.889cm" svg:x="11.033cm" svg:y="11.668cm">
          <text:p text:style-name="P2"><text:span text:style-name="T2">Service C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3.175cm" svg:height="0.889cm" svg:x="14.716cm" svg:y="11.668cm">
          <text:p text:style-name="P2"><text:span text:style-name="T2">Shell Service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259cm" svg:height="0.889cm" svg:x="3.948cm" svg:y="15.859cm">
          <text:p text:style-name="P2"><text:span text:style-name="T3">Cross service </text:span></text:p>
          <text:p text:style-name="P2"><text:span text:style-name="T3">commun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draw:layer="layout" svg:width="2.286cm" svg:height="0.889cm" svg:x="3.921cm" svg:y="17.076cm">
          <text:p text:style-name="P2"><text:span text:style-name="T3">Service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3.175cm" svg:height="0.889cm" svg:x="11.033cm" svg:y="17.383cm">
          <text:p text:style-name="P2"><text:span text:style-name="T2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3.175cm" svg:height="0.889cm" svg:x="14.716cm" svg:y="17.383cm">
          <text:p text:style-name="P2"><text:span text:style-name="T2">System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259cm" svg:height="0.889cm" svg:x="6.488cm" svg:y="15.859cm">
          <text:p text:style-name="P2"><text:span text:style-name="T3">Cross service</text:span></text:p>
          <text:p text:style-name="P2"><text:span text:style-name="T3">network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draw:layer="layout" svg:width="2.286cm" svg:height="0.889cm" svg:x="6.461cm" svg:y="17.076cm">
          <text:p text:style-name="P2"><text:span text:style-name="T3">Service previlege</text:span></text:p>
          <text:p text:style-name="P2"><text:span text:style-name="T3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7" draw:layer="layout" svg:width="19.59cm" svg:height="4.318cm" svg:x="1cm" svg:y="3.794cm">
          <draw:text-box>
            <text:p><text:span text:style-name="T8">Objective:</text:span></text:p>
          </draw:text-box>
        </draw:frame>
        <draw:frame draw:style-name="gr38" draw:text-style-name="P17" draw:layer="layout" svg:width="19.59cm" svg:height="1.016cm" svg:x="1cm" svg:y="8.239cm">
          <draw:text-box>
            <text:p><text:span text:style-name="T8">Figur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5" style:display-name="Default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_5f_5" style:display-name="Default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6:40:42.721302027</meta:creation-date>
    <dc:date>2018-03-18T12:20:45.520791245</dc:date>
    <meta:editing-duration>P1DT1H28M53S</meta:editing-duration>
    <meta:editing-cycles>16</meta:editing-cycles>
    <meta:generator>LibreOffice/6.0.2.1.0$Linux_X86_64 LibreOffice_project/00m0$Build-1</meta:generator>
    <meta:document-statistic meta:object-count="91"/>
  </office:meta>
</office:document-meta>
</file>